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15fc38" officeooo:paragraph-rsid="0015fc38" style:font-size-asian="14pt" style:font-weight-asian="bold" style:font-size-complex="14pt" style:font-weight-complex="bold"/>
    </style:style>
    <style:style style:name="P2" style:family="paragraph" style:parent-style-name="Standard">
      <style:text-properties fo:font-size="12pt" style:text-underline-style="none" fo:font-weight="normal" officeooo:rsid="0015fc38" officeooo:paragraph-rsid="00195369"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d29eb" officeooo:paragraph-rsid="001d29eb" style:font-size-asian="10.5pt" style:font-weight-asian="normal" style:font-size-complex="12pt" style:font-weight-complex="normal"/>
    </style:style>
    <style:style style:name="P4" style:family="paragraph" style:parent-style-name="Standard">
      <style:text-properties fo:color="#000000" fo:font-size="12pt" style:text-underline-style="none" fo:font-weight="bold" officeooo:rsid="0015fc38" officeooo:paragraph-rsid="0015fc38" style:font-size-asian="10.5pt" style:font-weight-asian="bold" style:font-size-complex="12pt" style:font-weight-complex="bold"/>
    </style:style>
    <style:style style:name="P5" style:family="paragraph" style:parent-style-name="Standard">
      <style:text-properties fo:color="#000000" fo:font-size="12pt" style:text-underline-style="none" fo:font-weight="normal" officeooo:rsid="0015fc38" officeooo:paragraph-rsid="00195369" style:font-size-asian="10.5pt" style:font-weight-asian="normal" style:font-size-complex="12pt" style:font-weight-complex="normal"/>
    </style:style>
    <style:style style:name="P6" style:family="paragraph" style:parent-style-name="Standard">
      <style:text-properties fo:color="#000000" fo:font-size="12pt" style:text-underline-style="none" fo:font-weight="normal" officeooo:rsid="0015fc38" officeooo:paragraph-rsid="00209aca" style:font-size-asian="10.5pt" style:font-weight-asian="normal" style:font-size-complex="12pt" style:font-weight-complex="normal"/>
    </style:style>
    <style:style style:name="P7" style:family="paragraph" style:parent-style-name="Standard">
      <style:text-properties fo:color="#000000" fo:font-size="12pt" style:text-underline-style="solid" style:text-underline-width="auto" style:text-underline-color="font-color" fo:font-weight="normal" officeooo:rsid="0015fc38" officeooo:paragraph-rsid="0015fc38" style:font-size-asian="10.5pt" style:font-weight-asian="normal" style:font-size-complex="12pt" style:font-weight-complex="normal"/>
    </style:style>
    <style:style style:name="T1" style:family="text">
      <style:text-properties officeooo:rsid="0017367d"/>
    </style:style>
    <style:style style:name="T2" style:family="text">
      <style:text-properties officeooo:rsid="001eaf29"/>
    </style:style>
    <style:style style:name="T3" style:family="text">
      <style:text-properties officeooo:rsid="00209a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21009 Cellular Automaton Assignment</text:p>
      <text:p text:style-name="P1"/>
      <text:p text:style-name="P4">Paulius Kuzmickas: 150015860</text:p>
      <text:p text:style-name="P4">James Strachan: 150008551</text:p>
      <text:p text:style-name="P4"/>
      <text:p text:style-name="P7">How we approached the assignment</text:p>
      <text:p text:style-name="P7"/>
      <text:p text:style-name="P6"><text:tab/>First <text:span text:style-name="T3">of all, </text:span>we sat down and discussed how we would approach it. We decided on what method we wanted to use to convert the decimal number to binary. We then decided how to split the <text:span text:style-name="T1">workload. Paulius wanted to handle the logic, so he started making the logic for the 1D Cellular Automaton while James started hooking up the menu. Before we started the main cpp files we created and worked together on the .h files so we both knew what was going on in each part. We created a plan on what we should work on next and updated everytime we met, which was daily. We decided to use github to keep track on the program and be up to date with the current versions of the project including the plan. Most of the coding we did was beside each other so when we had problems we helped each other out. When we started creating the 2D cellular array we looked up different Conway Game of Life simulators and we decided on giving them set starting points they could spawn with so they could see more interesting patterns. When we were going through research about the automatons we came up with the Showcase option that goes through every rule there is creating a nice slideshow.</text:span></text:p>
      <text:p text:style-name="P5"/>
      <text:p text:style-name="P5"><text:span text:style-name="T1"><text:tab/>One problem we had was the characters we used to print weren’t looking nice enough so we looked up interesting unicode characters and came up with the ones we have. We had a small problem with validating string entry to our program. This was sorted by changing the input to strings and then parsing. Another problem is we wanted the terminal to look like it prints line by line, ie. it pauses a small amount of time between each line. To do this we had to use a library that is only in C++ 11, so we had to compile it that way. Sadly we felt that we had to hardcode the values for the starting points in the Conway’s Game of Life but we optimised the code that was around it as much as possible and we thought this was the best way of doing it. For the conversion from binary to decimal we used the mathmatical way by taking the modulus of the decimal divided by two which was taught in our Topics in Pure Mathmatics module. We first made the width changeable in the Game of Life but after discussion we decided to not include it as a smaller width means some of the patterns don’t look so good. We struggled with finding things we struggled with to write in this report, most of it was quite easy once you figured out what the logic was meant to do and we didn’t have many problems.</text:span></text:p>
      <text:p text:style-name="P5"/>
      <text:p text:style-name="P5"><text:tab/><text:span text:style-name="T2">Overall, we feel that we did this assignment well: in the way approached it; how smoothly it went and how efficent and robust the program is. </text:span></text:p>
      <text:p text:style-name="P2"/>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13:24:28.649341932</meta:creation-date>
    <dc:date>2016-10-28T15:06:21.461360965</dc:date>
    <meta:editing-duration>PT8M10S</meta:editing-duration>
    <meta:editing-cycles>2</meta:editing-cycles>
    <meta:generator>LibreOffice/5.1.4.2$Linux_X86_64 LibreOffice_project/10m0$Build-2</meta:generator>
    <meta:document-statistic meta:table-count="0" meta:image-count="0" meta:object-count="0" meta:page-count="1" meta:paragraph-count="7" meta:word-count="506" meta:character-count="2715" meta:non-whitespace-character-count="2212"/>
  </office:meta>
</office:document-meta>
</file>